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2" style:master-page-name="">
      <style:paragraph-properties style:page-number="auto" fo:break-before="page"/>
    </style:style>
    <style:style style:name="P42" style:family="paragraph" style:parent-style-name="Heading_20_3"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mph-0.99.0.oxt&#13;&#13;15.06.2020 22:32:02&#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mph-A-0.99.0.oxt&#13;&#13;15.06.2020 22:32:1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emph-L-0.99.0.oxt&#13;&#13;15.06.2020 22:32:1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emp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641210274843524563"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40369572738147843" text:style-name="L2">
        <text:list-item>
          <text:p text:style-name="P48">Version 2.1.2 :</text:p>
        </text:list-item>
      </text:list>
      <text:list xml:id="list4262097550802085939" text:style-name="L3">
        <text:list-item>
          <text:list>
            <text:list-item>
              <text:p text:style-name="P49">Localized help : resolved non-functional hyperlink due to API incompatibility introduced by Apache OpenOffice 4.1 (and LibreOffice 4.0).</text:p>
            </text:list-item>
          </text:list>
        </text:list-item>
      </text:list>
      <text:list xml:id="list42526065" text:continue-list="list540369572738147843" text:style-name="L2">
        <text:list-item>
          <text:p text:style-name="P48">Version 2.1.1 :</text:p>
        </text:list-item>
      </text:list>
      <text:list xml:id="list5848298436404154379"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42542938" text:continue-list="list42526065" text:style-name="L2">
        <text:list-item>
          <text:p text:style-name="P48">Version 2.1.0 :</text:p>
        </text:list-item>
      </text:list>
      <text:list xml:id="list3168837883508173670"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42533941" text:continue-list="list42542938" text:style-name="L2">
        <text:list-item>
          <text:p text:style-name="P48">Version 2.0.0 :</text:p>
        </text:list-item>
      </text:list>
      <text:list xml:id="list6303415395104625566"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42538192" text:continue-list="list42533941" text:style-name="L2">
        <text:list-item>
          <text:p text:style-name="P48">Version 1.5.3 :</text:p>
        </text:list-item>
      </text:list>
      <text:list xml:id="list8148047027069034788"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877446578839090438"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emp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986384542292282078"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568277717748273682"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918251135789882038"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182635341455919296"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930563894865453044"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978243830898648285"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9013229657385546922"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443722076434711234"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267713378418988537" text:style-name="L17">
        <text:list-item>
          <text:p text:style-name="P63">Arg1 : <text:span text:style-name="InstructionMacro">String</text:span> : mandatory, type of control used for the button</text:p>
        </text:list-item>
      </text:list>
      <text:list xml:id="list3443197302212606352"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553909680162867401"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627374581601717127"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131604924405102378"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829886627931309297"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129888313574070672"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908724559037091687"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278278905313678273"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235361762313665432"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53031644226712712"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333176703135316851"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978564384110529566"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6056682986266001148"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976592854344011586"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901247348716889339"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337927934438603039"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742363646405705487"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emp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emph - Replace Bold and Italics with character styles.</text:p>
      <text:p text:style-name="tooltipText"/>
      <text:p text:style-name="tooltipLang"><text:bookmark-start text:name="__RefHeading__44467_325084090"/>Tooltip de<text:bookmark-end text:name="__RefHeading__44467_325084090"/></text:p>
      <text:p text:style-name="descrText">emph – Fett und Kursiv durch Zeichenvorlagen ersetz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emph - Replace Bold and Italics with character styles.</text:p>
      <text:p text:style-name="descrText"><text:soft-page-break/></text:p>
      <text:p text:style-name="descrLang"><text:bookmark-start text:name="__RefHeading__78156_325084090"/>Description de<text:bookmark-end text:name="__RefHeading__78156_325084090"/></text:p>
      <text:p text:style-name="descrText">emph – Fett und Kursiv durch Zeichenvorlagen ersetz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895760953883717849"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47007119868594022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80764285166602833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972297633281598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253307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81437049841632627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820730642344841368"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90376828684983806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7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71</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71</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71</dc:date>
     <text:p>internal</text:p>
     <text:p>Page2</text:p>
     <text:p/>
    </office:annotation>Paragraph styles</text:p>
      <text:p text:style-name="P28"><office:annotation>
     <dc:creator>BM</dc:creator>
     <dc:date>2008-03-13T00:00:00.72</dc:date>
     <text:p>internal</text:p>
     <text:p>Page7</text:p>
     <text:p/>
    </office:annotation>Hyperlinks</text:p>
      <text:p text:style-name="hlp_5f_paragraph"><text:span text:style-name="T14"><office:annotation>
      <dc:creator>BM</dc:creator>
      <dc:date>2008-03-13T00:00:00.72</dc:date>
      <text:p>internal</text:p>
      <text:p>Page3</text:p>
      <text:p/>
     </office:annotation></text:span><text:span text:style-name="T14">Text formatting</text:span></text:p>
      <text:p text:style-name="P28"><office:annotation>
     <dc:creator>BM</dc:creator>
     <dc:date>2008-03-26T00:00:00.72</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72</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2</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2</dc:date>
     <text:p>external</text:p>
     <text:p>text/swriter/main0210.xhp</text:p>
     <text:p/>
    </office:annotation><text:span text:style-name="T14">Preview topic</text:span> </text:p>
      <text:p text:style-name="hlp_5f_paragraph">This hyperlink displays <text:s/><office:annotation>
     <dc:creator>BM</dc:creator>
     <dc:date>2008-03-15T00:00:00.72</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2527390" text:continue-list="list147007119868594022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2553811" text:continue-list="list4253307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3</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73</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74</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42526868" text:continue-list="list4252739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emp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emp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7" meta:character-count="8186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emph", "0.99.0") ' fill with your values
  setExtensionDescription("en, de")
  setDisplayName("en", "emph - Replace Bold and Italics with character styles.")
  setDisplayName("de", "emph - Fett und Kursiv durch Zeichenvorlagen ersetzen.")
  setTooltip("en, de", "en") ' deprecated ! starting from 3.1,use instead setExtensionDescription
endDescription  


beginAnnexes 
  useLibrary("Basic", "emph/")
endAnnexes

beginAddonUI


  beginOfficeToolbar

    beginTbTitles("Writer")
      setTitle("OOTyW de-DE")
    endTbTitles

		beginButton()
            beginTitles("Writer")
              setTitle("Emphasis", "en")
              setTitle("Betont", "de")
            endTitles
            setURL("Basic", "emph", "Common", "Emphasis")
			setImage("icons/Emphasis")
		endButton

		beginButton()
            beginTitles("Writer")
              setTitle("Strong emphasis", "en")
              setTitle("Stark betont", "de")
            endTitles
            setURL("Basic", "emph", "Common", "StrongEmphasis")
			setImage("icons/Strong")
		endButton    

        addSeparator

		beginButton()
            beginTitles("Writer")
              setTitle("Load template", "en")
              setTitle("Vorlage laden", "de")
            endTitles
            setURL("Basic", "emph", "Common", "Format")
			setImage("icons/Template")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